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2" style:family="paragraph"/>
    <style:style style:name="P3" style:parent-style-name="Listenabsatz" style:list-style-name="LFO2" style:family="paragraph"/>
    <style:style style:name="P4" style:parent-style-name="Listenabsatz" style:list-style-name="LFO2" style:family="paragraph"/>
    <style:style style:name="P5" style:parent-style-name="Listenabsatz" style:list-style-name="LFO2" style:family="paragraph"/>
    <style:style style:name="P6" style:parent-style-name="Listenabsatz" style:list-style-name="LFO1" style:family="paragraph"/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Listenabsatz" style:list-style-name="LFO1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Listenabsatz" style:list-style-name="LFO1" style:family="paragraph"/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m Assetsordner sind die 3D-Objekte und deren Texturen.</text:p>
      <text:p text:style-name="Standard">Die Unterordner sind nach Texturesets eingeteilt, deswegen gibt es auch mehrere Foliageordner und auf dem ersten Blick wenig aussagende Detailordner.</text:p>
      <text:p text:style-name="Standard">Benennung:<text:s/></text:p>
      <text:list text:style-name="LFO2" text:continue-numbering="true">
        <text:list-item>
          <text:p text:style-name="P2">Staticmeshes:<text:s/>SM_[Name]_[Nummer]</text:p>
        </text:list-item>
        <text:list-item>
          <text:p text:style-name="P3">Texturen: T_[Name]<text:s/>_[Nummer]_[Art]<text:s/></text:p>
        </text:list-item>
        <text:list-item>
          <text:p text:style-name="P4">Materialien: M_[Name]<text:s/>_[Nummer]</text:p>
        </text:list-item>
        <text:list-item>
          <text:p text:style-name="P5">Materialinstances: MI_[Name]<text:s/>_[Nummer]</text:p>
        </text:list-item>
      </text:list>
      <text:p text:style-name="Standard">Schnelle Übersicht über unterschiedliche Kategorien nicht durch die Ordner, aber durch Suchen im Assetbrowser</text:p>
      <text:list text:style-name="LFO1" text:continue-numbering="true">
        <text:list-item>
          <text:p text:style-name="P6">Alle Pflanzenassets haben<text:s/><text:span text:style-name="T7">Foliage</text:span><text:s/>in ihrem Namen.</text:p>
        </text:list-item>
        <text:list-item>
          <text:p text:style-name="P8">Alle Holzassets haben<text:s/><text:span text:style-name="T9">Wood</text:span><text:s/>im Namen.<text:s/></text:p>
        </text:list-item>
        <text:list-item>
          <text:p text:style-name="P10">Alle Pilze haben<text:s/><text:span text:style-name="T11">Mushroom</text:span><text:s/>im Namen.<text:s/></text:p>
        </text:list-item>
        <text:list-item>
          <text:p text:style-name="P12">Alle Steine haben<text:s/><text:span text:style-name="T13">Rock</text:span><text:s/>im Namen.</text:p>
        </text:list-item>
        <text:list-item>
          <text:p text:style-name="P14">Die<text:s/><text:span text:style-name="T15">Detail</text:span>-Objekte sind alles möglichen Gegenstände abseits von wirklich weggebenden Formen. Sind wegen den Texturen aber in Lvl01 und Lvl02 eingeteilt aber können natürlich levelübergreifend benutzt werden. Laternen, Steinchen, Fässer etc.<text:s/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 Lisa</meta:initial-creator>
    <dc:creator>Lisa Lisa</dc:creator>
    <meta:creation-date>2019-09-04T15:36:00Z</meta:creation-date>
    <dc:date>2019-09-04T15:52:00Z</dc:date>
    <meta:template xlink:href="Normal" xlink:type="simple"/>
    <meta:editing-cycles>1</meta:editing-cycles>
    <meta:editing-duration>PT0S</meta:editing-duration>
    <meta:document-statistic meta:page-count="1" meta:paragraph-count="1" meta:word-count="119" meta:character-count="870" meta:row-count="6" meta:non-whitespace-character-count="752"/>
  </office:meta>
</office:document-meta>
</file>